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officeooo:rsid="00101fe8" officeooo:paragraph-rsid="00101fe8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normal" officeooo:rsid="00101fe8" officeooo:paragraph-rsid="00101fe8" style:font-size-asian="12pt" style:font-weight-asian="normal" style:font-size-complex="12pt" style:font-weight-complex="normal"/>
    </style:style>
    <style:style style:name="P3" style:family="paragraph" style:parent-style-name="Preformatted_20_Text">
      <style:text-properties fo:font-size="12pt" fo:font-style="italic" fo:font-weight="bold" officeooo:rsid="00101fe8" officeooo:paragraph-rsid="00101fe8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text-properties fo:font-size="12pt" fo:font-style="normal" fo:font-weight="normal" officeooo:rsid="00101fe8" officeooo:paragraph-rsid="00101fe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text-properties fo:font-size="12pt" fo:font-style="normal" fo:font-weight="normal" officeooo:rsid="00101fe8" officeooo:paragraph-rsid="0011102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text-properties fo:font-size="12pt" fo:font-style="normal" fo:font-weight="normal" officeooo:rsid="00101fe8" officeooo:paragraph-rsid="0012f08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text-properties fo:font-size="12pt" fo:font-style="normal" fo:font-weight="normal" officeooo:rsid="00111022" officeooo:paragraph-rsid="0011102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text-properties fo:font-size="12pt" fo:font-style="normal" fo:font-weight="normal" officeooo:rsid="0012f083" officeooo:paragraph-rsid="0012f08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text-properties fo:font-size="12pt" fo:font-style="normal" fo:font-weight="normal" officeooo:rsid="00140fd1" officeooo:paragraph-rsid="00140fd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text-properties fo:font-size="12pt" fo:font-style="normal" fo:font-weight="bold" officeooo:rsid="00140fd1" officeooo:paragraph-rsid="00140fd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Preformatted_20_Text">
      <style:text-properties fo:font-size="12pt" style:font-size-asian="12pt" style:font-size-complex="12pt"/>
    </style:style>
    <style:style style:name="P12" style:family="paragraph" style:parent-style-name="Preformatted_20_Text">
      <style:paragraph-properties fo:text-align="center" style:justify-single-word="false"/>
      <style:text-properties officeooo:paragraph-rsid="00101fe8"/>
    </style:style>
    <style:style style:name="P13" style:family="paragraph" style:parent-style-name="Preformatted_20_Text">
      <style:text-properties fo:font-size="13pt" fo:font-style="normal" fo:font-weight="normal" officeooo:rsid="00140fd1" officeooo:paragraph-rsid="00140fd1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Preformatted_20_Text">
      <style:text-properties fo:font-size="13pt" style:font-size-asian="13pt" style:font-size-complex="13pt"/>
    </style:style>
    <style:style style:name="P15" style:family="paragraph" style:parent-style-name="Preformatted_20_Text">
      <style:paragraph-properties fo:margin-top="0cm" fo:margin-bottom="0.499cm" style:contextual-spacing="false"/>
      <style:text-properties fo:font-size="13pt" style:font-size-asian="13pt" style:font-size-complex="13pt"/>
    </style:style>
    <style:style style:name="P16" style:family="paragraph" style:parent-style-name="Preformatted_20_Text">
      <style:paragraph-properties fo:margin-top="0cm" fo:margin-bottom="0.499cm" style:contextual-spacing="false"/>
      <style:text-properties fo:font-size="13pt" fo:font-weight="bold" officeooo:rsid="00159388" officeooo:paragraph-rsid="00159388" style:font-size-asian="13pt" style:font-weight-asian="bold" style:font-size-complex="13pt" style:font-weight-complex="bold"/>
    </style:style>
    <style:style style:name="P17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T1" style:family="text">
      <style:text-properties fo:font-size="12pt" fo:font-weight="bold" officeooo:rsid="00101fe8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0d5c2"/>
    </style:style>
    <style:style style:name="T4" style:family="text">
      <style:text-properties officeooo:rsid="0012ff9a"/>
    </style:style>
    <style:style style:name="T5" style:family="text">
      <style:text-properties officeooo:rsid="00140816"/>
    </style:style>
    <style:style style:name="T6" style:family="text">
      <style:text-properties officeooo:rsid="00159388"/>
    </style:style>
    <style:style style:name="T7" style:family="text">
      <style:text-properties officeooo:rsid="00183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Coding Template</text:span></text:p>
      <text:p text:style-name="P1"/>
      <text:p text:style-name="P2"/>
      <text:p text:style-name="P3">Servlet template</text:p>
      <text:p text:style-name="P3"/>
      <text:p text:style-name="P4">public void doGet(<text:span text:style-name="T3">HttpServletRequest request, HttpServletResponse response</text:span>)<text:span text:style-name="T3">throws IOException, ServletException</text:span>{</text:p>
      <text:p text:style-name="P4"><text:tab/><text:tab/><text:span text:style-name="T3">process(request, response);</text:span></text:p>
      <text:p text:style-name="P4">}</text:p>
      <text:p text:style-name="P4"/>
      <text:p text:style-name="P7">public void doPost<text:span text:style-name="T4">(HttpServletRequest request, HttpServletResponse response)throws IOException, ServletException{</text:span></text:p>
      <text:p text:style-name="P5"><text:tab/><text:tab/><text:span text:style-name="T3">process(request, response);</text:span></text:p>
      <text:p text:style-name="P5">}</text:p>
      <text:p text:style-name="P5"/>
      <text:p text:style-name="P8">public void process(<text:span text:style-name="T3">HttpServletRequest request, HttpServletResponse response)throws IOException, ServletException{</text:span></text:p>
      <text:p text:style-name="P6"><text:tab/><text:tab/>//<text:span text:style-name="T5">Connecting to the Database and making changes in it</text:span></text:p>
      <text:p text:style-name="P6">}</text:p>
      <text:p text:style-name="P6"/>
      <text:p text:style-name="P6"/>
      <text:p text:style-name="P10">Template for login page</text:p>
      <text:p text:style-name="P10"/>
      <text:p text:style-name="P13">&lt;%@ taglib uri='template.tld' prefix='template' %&gt;</text:p>
      <text:p text:style-name="P14">&lt;template:insert template='/template.jsp'&gt;</text:p>
      <text:p text:style-name="P14"><text:s text:c="3"/>&lt;template:put name='title' content='Login' direct='true'/&gt;</text:p>
      <text:p text:style-name="P14"><text:s text:c="3"/>&lt;template:put name='header' content='/header.jsp'/&gt;</text:p>
      <text:p text:style-name="P14"><text:s text:c="3"/>&lt;template:put name='main-content'</text:p>
      <text:p text:style-name="P14"><text:s text:c="17"/>content='/login.jsp'/&gt;</text:p>
      <text:p text:style-name="P14"><text:s text:c="3"/>&lt;template:put name='footer' content='/footer.jsp'/&gt;</text:p>
      <text:p text:style-name="P15">&lt;/template:insert&gt;</text:p>
      <text:p text:style-name="P15"/>
      <text:p text:style-name="P16">Template for <text:span text:style-name="T7">other screens</text:span></text:p>
      <text:p text:style-name="P9">%@ taglib uri='/WEB-INF/tlds/template.tld' prefix='template' %&gt;</text:p>
      <text:p text:style-name="Preformatted_20_Text"><text:span text:style-name="T2">&lt;html&gt;&lt;head&gt;&lt;title&gt;&lt;</text:span><text:span text:style-name="Strong_20_Emphasis"><text:span text:style-name="T2">template:get name='title'</text:span></text:span><text:span text:style-name="T2">/&gt;&lt;/title&gt;&lt;/head&gt;</text:span></text:p>
      <text:p text:style-name="P11">&lt;body background='graphics/background.jpg'&gt;</text:p>
      <text:p text:style-name="P11">&lt;table&gt;</text:p>
      <text:p text:style-name="P11"><text:s text:c="3"/>&lt;tr valign='top'&gt;&lt;td&gt;&lt;template:get name='sidebar'/&gt;&lt;/td&gt;</text:p>
      <text:p text:style-name="P11"><text:s text:c="6"/>&lt;td&gt;&lt;table&gt;</text:p>
      <text:p text:style-name="Preformatted_20_Text"><text:span text:style-name="T2"><text:s text:c="12"/>&lt;tr&gt;&lt;td&gt;&lt;</text:span><text:span text:style-name="Strong_20_Emphasis"><text:span text:style-name="T2">template:get</text:span></text:span><text:span text:style-name="T2"> name='header'/&gt;&lt;/td&gt;&lt;/tr&gt;</text:span></text:p>
      <text:p text:style-name="P11"><text:s text:c="12"/>&lt;tr&gt;&lt;td&gt;&lt;template:get name='content'/&gt;&lt;/td&gt;&lt;/tr&gt;</text:p>
      <text:p text:style-name="P11"><text:s text:c="12"/>&lt;tr&gt;&lt;td&gt;&lt;template:get name='footer'/&gt;&lt;/td&gt;&lt;/tr&gt;</text:p>
      <text:p text:style-name="P11"><text:s text:c="9"/>&lt;/table&gt;</text:p>
      <text:p text:style-name="P11"><text:s text:c="6"/>&lt;/td&gt;</text:p>
      <text:p text:style-name="P11"><text:s text:c="3"/>&lt;/tr&gt;</text:p>
      <text:p text:style-name="P11">&lt;/table&gt;</text:p>
      <text:p text:style-name="P17">&lt;/body&gt;&lt;/html&gt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9:08:38.297028617</dc:date>
    <meta:generator>LibreOffice/4.2.7.2$Linux_X86_64 LibreOffice_project/420m0$Build-2</meta:generator>
    <meta:editing-duration>PT1H15M15S</meta:editing-duration>
    <meta:editing-cycles>9</meta:editing-cycles>
    <meta:document-statistic meta:table-count="0" meta:image-count="0" meta:object-count="0" meta:page-count="1" meta:paragraph-count="35" meta:word-count="98" meta:character-count="1376" meta:non-whitespace-character-count="1215"/>
  </office:meta>
</office:document-meta>
</file>